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213932" officeooo:paragraph-rsid="00213932"/>
    </style:style>
    <style:style style:name="P2" style:family="paragraph" style:parent-style-name="Heading_20_2">
      <style:text-properties officeooo:rsid="00229015" officeooo:paragraph-rsid="00229015"/>
    </style:style>
    <style:style style:name="P3" style:family="paragraph" style:parent-style-name="Heading_20_1">
      <style:paragraph-properties fo:text-align="start" style:justify-single-word="false"/>
      <style:text-properties officeooo:rsid="00213932" officeooo:paragraph-rsid="00213932"/>
    </style:style>
    <style:style style:name="P4" style:family="paragraph" style:parent-style-name="Text_20_body">
      <style:paragraph-properties fo:text-align="start" style:justify-single-word="false"/>
      <style:text-properties officeooo:paragraph-rsid="00213932"/>
    </style:style>
    <style:style style:name="T1" style:family="text">
      <style:text-properties officeooo:rsid="00213932"/>
    </style:style>
    <style:style style:name="T2" style:family="text">
      <style:text-properties officeooo:rsid="00229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obby McGee</text:h>
      <text:h text:style-name="P1" text:outline-level="2">G <text:s/>D <text:s/>D <text:s/>G</text:h>
      <text:p text:style-name="P4">Busted flat in Baton Rouge, Waiting for the Train, I was</text:p>
      <text:p text:style-name="P4">Feeling near as Faded as my Jeans <text:s text:c="7"/></text:p>
      <text:p text:style-name="P4">Bobby thumbed a Diesel down, <text:s/>Just before it rained</text:p>
      <text:p text:style-name="P4">Rode us all the Way to New Orleans <text:s text:c="20"/>I</text:p>
      <text:h text:style-name="P1" text:outline-level="2">G <text:s/>C <text:s/>G <text:s/>D</text:h>
      <text:p text:style-name="P4">Pulled my <text:span text:style-name="T1">h</text:span>arpoon out of my <text:span text:style-name="T1">d</text:span>irty red <text:span text:style-name="T1">b</text:span>andana, <text:span text:style-name="T1">I</text:span> was</text:p>
      <text:p text:style-name="P4">Playin<text:span text:style-name="T2">g</text:span> soft as Bobby sang the Blues <text:s text:c="9"/></text:p>
      <text:p text:style-name="P4">Windsh<text:span text:style-name="T1">ie</text:span>ld wipers <text:span text:style-name="T1">s</text:span>lappin<text:span text:style-name="T2">g</text:span> time, <text:span text:style-name="T1">I </text:span>w<text:span text:style-name="T1">a</text:span>s <text:span text:style-name="T1">h</text:span>oldin<text:span text:style-name="T1">g</text:span> Bobbys <text:span text:style-name="T1">h</text:span>and in mine</text:p>
      <text:p text:style-name="P4">We sang every Song that driver Knew</text:p>
      <text:h text:style-name="P2" text:outline-level="2">C <text:s/>G <text:s/>D <text:s/>G</text:h>
      <text:p text:style-name="P4">Freedom's just <text:s/>another word for nothin' left to lose, and</text:p>
      <text:p text:style-name="P4">n<text:span text:style-name="T2">o</text:span>th<text:span text:style-name="T2">i</text:span>n it ain’t n<text:span text:style-name="T2">o</text:span>thin hon<text:span text:style-name="T2">e</text:span>y if <text:span text:style-name="T2">i</text:span>t ain’t free,</text:p>
      <text:p text:style-name="P4">Feelin<text:span text:style-name="T2">g</text:span> good was easy, Lord, when she sang the blues,</text:p>
      <text:p text:style-name="P4">Y'know feelin good as good <text:span text:style-name="T2">e</text:span>n<text:span text:style-name="T2">o</text:span>u<text:span text:style-name="T2">gh</text:span> f<text:span text:style-name="T2">or</text:span> me,</text:p>
      <text:p text:style-name="P4">Good enough for me and Bobby McGee.</text:p>
      <text:h text:style-name="P2" text:outline-level="2">A <text:s/>E <text:s/>E <text:s/>A</text:h>
      <text:p text:style-name="P4"><text:span text:style-name="T2">From the </text:span>Kentucky coal mines to the California sun,</text:p>
      <text:p text:style-name="P4">Bobby shared th<text:span text:style-name="T2">e</text:span> secrets of my soul, through</text:p>
      <text:p text:style-name="P4">all kinds of weather, through everything we done,</text:p>
      <text:p text:style-name="P4">Bobby baby kept me from the cold.</text:p>
      <text:p text:style-name="P4">One day up nr Salinas, <text:s/>Lord, I let her slip away, she was</text:p>
      <text:p text:style-name="P4">lookin<text:span text:style-name="T2">g</text:span> for that home <text:s/>I hope she finds it, well I'd</text:p>
      <text:p text:style-name="P4">trade all my <text:s/>tomorrows <text:s/>for one single <text:s text:c="3"/>yesterday, <text:s text:c="6"/>to be</text:p>
      <text:p text:style-name="P4">holdin<text:span text:style-name="T2">g</text:span> Bobby's body next to mine.</text:p>
      <text:h text:style-name="P2" text:outline-level="2">D <text:s/>A <text:s/>E <text:s/>A</text:h>
      <text:p text:style-name="P4">Freedom's just another word for nothin' left to lose, and</text:p>
      <text:p text:style-name="P4">n<text:span text:style-name="T2">o</text:span>th<text:span text:style-name="T2">i</text:span>n it was all that Bobby left me</text:p>
      <text:p text:style-name="P4">Feelin good was easy, Lord, when Bobby sang the blues, y'know</text:p>
      <text:p text:style-name="P4">feeling good is good enough for me, Good enough for me and <text:span text:style-name="T2">my</text:span> Bobby McGe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52:00.890621463</meta:creation-date>
    <dc:title>SongSheet</dc:title>
    <meta:editing-cycles>3</meta:editing-cycles>
    <meta:generator>LibreOffice/7.6.4.1$MacOSX_AARCH64 LibreOffice_project/e19e193f88cd6c0525a17fb7a176ed8e6a3e2aa1</meta:generator>
    <meta:editing-duration>PT4H37M10S</meta:editing-duration>
    <dc:date>2025-04-14T15:29:11.384717458</dc:date>
    <meta:document-statistic meta:table-count="0" meta:image-count="0" meta:object-count="0" meta:page-count="1" meta:paragraph-count="31" meta:word-count="254" meta:character-count="1311" meta:non-whitespace-character-count="1020"/>
    <meta:template xlink:type="simple" xlink:actuate="onRequest" xlink:title="SongSheet" xlink:href="../../../../Library/Application%20Support/LibreOffice/4/user/template/SongSheet.ott" meta:date="2025-04-14T10:52:00.837336791"/>
  </office:meta>
</office:document-meta>
</file>